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5d360" officeooo:paragraph-rsid="002dda6f"/>
    </style:style>
    <style:style style:name="P2" style:family="paragraph" style:parent-style-name="Standard">
      <style:text-properties style:font-name="Linux Libertine O" officeooo:rsid="0047345e" officeooo:paragraph-rsid="0047345e"/>
    </style:style>
    <style:style style:name="P3" style:family="paragraph" style:parent-style-name="Standard">
      <style:text-properties style:font-name="Linux Libertine O" officeooo:rsid="004d2c7b" officeooo:paragraph-rsid="004d2c7b"/>
    </style:style>
    <style:style style:name="P4" style:family="paragraph" style:parent-style-name="Standard">
      <style:text-properties style:font-name="Linux Libertine O" officeooo:rsid="00365ccf" officeooo:paragraph-rsid="002dda6f"/>
    </style:style>
    <style:style style:name="P5" style:family="paragraph" style:parent-style-name="Standard">
      <style:text-properties style:font-name="Linux Libertine O" officeooo:rsid="0035cc64" officeooo:paragraph-rsid="0047345e"/>
    </style:style>
    <style:style style:name="P6" style:family="paragraph" style:parent-style-name="Standard">
      <style:text-properties style:font-name="Linux Libertine O" officeooo:rsid="0050ef33" officeooo:paragraph-rsid="0050ef33"/>
    </style:style>
    <style:style style:name="P7" style:family="paragraph" style:parent-style-name="Standard">
      <style:text-properties style:font-name="Linux Libertine O" officeooo:rsid="004de27c" officeooo:paragraph-rsid="0050ef33"/>
    </style:style>
    <style:style style:name="P8" style:family="paragraph" style:parent-style-name="Standard">
      <style:text-properties style:font-name="Linux Libertine O" officeooo:rsid="004f6d03" officeooo:paragraph-rsid="003fff47"/>
    </style:style>
    <style:style style:name="P9" style:family="paragraph" style:parent-style-name="Standard">
      <style:text-properties style:font-name="Linux Libertine O" officeooo:rsid="00529306" officeooo:paragraph-rsid="00529306"/>
    </style:style>
    <style:style style:name="P10" style:family="paragraph" style:parent-style-name="Standard">
      <style:text-properties style:font-name="Linux Libertine O" officeooo:rsid="00529306" officeooo:paragraph-rsid="005984a5"/>
    </style:style>
    <style:style style:name="P11" style:family="paragraph" style:parent-style-name="Standard">
      <style:text-properties style:font-name="Linux Libertine O" officeooo:rsid="005984a5" officeooo:paragraph-rsid="005984a5"/>
    </style:style>
    <style:style style:name="P12" style:family="paragraph" style:parent-style-name="Heading">
      <style:text-properties officeooo:paragraph-rsid="003fff47"/>
    </style:style>
    <style:style style:name="P13"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4" style:family="paragraph" style:parent-style-name="Standard">
      <style:text-properties officeooo:rsid="0035cc64" officeooo:paragraph-rsid="0035cc64"/>
    </style:style>
    <style:style style:name="P15" style:family="paragraph" style:parent-style-name="Heading_20_1">
      <style:text-properties fo:color="#004586" loext:opacity="100%" style:font-name="Linux Libertine O" fo:font-size="18.2000007629395pt" fo:font-weight="bold" officeooo:rsid="002e3001" officeooo:paragraph-rsid="003fff47" style:font-name-asian="Noto Sans CJK SC Regular" style:font-size-asian="18.2000007629395pt" style:font-weight-asian="bold" style:font-name-complex="FreeSans1" style:font-size-complex="18.2000007629395pt" style:font-weight-complex="600"/>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4d2c7b" style:font-name-asian="Noto Sans CJK SC Regular" style:font-size-asian="14pt" style:font-weight-asian="bold" style:font-name-complex="FreeSans1" style:font-size-complex="14pt" style:font-weight-complex="bold"/>
    </style:style>
    <style:style style:name="T5" style:family="text">
      <style:text-properties fo:color="#3465a4" loext:opacity="100%" style:font-name="Linux Libertine O" fo:font-size="14pt" fo:font-weight="bold" officeooo:rsid="0050ef33" style:font-name-asian="Noto Sans CJK SC Regular" style:font-size-asian="14pt" style:font-weight-asian="bold" style:font-name-complex="FreeSans1" style:font-size-complex="14pt" style:font-weight-complex="bold"/>
    </style:style>
    <style:style style:name="T6" style:family="text">
      <style:text-properties fo:color="#3465a4" loext:opacity="100%" style:font-name="Linux Libertine O" fo:font-size="14pt" fo:font-weight="bold" officeooo:rsid="00566b48" style:font-name-asian="Noto Sans CJK SC Regular" style:font-size-asian="14pt" style:font-weight-asian="bold" style:font-name-complex="FreeSans1" style:font-size-complex="14pt" style:font-weight-complex="bold"/>
    </style:style>
    <style:style style:name="T7" style:family="text">
      <style:text-properties style:font-name="Linux Libertine O" officeooo:rsid="0050ef33"/>
    </style:style>
    <style:style style:name="T8" style:family="text">
      <style:text-properties style:font-name="Linux Libertine O" officeooo:rsid="00529306"/>
    </style:style>
    <style:style style:name="T9" style:family="text">
      <style:text-properties officeooo:rsid="004b5972"/>
    </style:style>
    <style:style style:name="T10" style:family="text">
      <style:text-properties officeooo:rsid="00507360"/>
    </style:style>
    <style:style style:name="T11" style:family="text">
      <style:text-properties officeooo:rsid="0050ef33"/>
    </style:style>
    <style:style style:name="T12" style:family="text">
      <style:text-properties officeooo:rsid="00529306"/>
    </style:style>
    <style:style style:name="T13" style:family="text">
      <style:text-properties officeooo:rsid="005392e4"/>
    </style:style>
    <style:style style:name="T14" style:family="text">
      <style:text-properties officeooo:rsid="0054747b"/>
    </style:style>
    <style:style style:name="T15" style:family="text">
      <style:text-properties officeooo:rsid="0056ba15"/>
    </style:style>
    <style:style style:name="T16" style:family="text">
      <style:text-properties officeooo:rsid="0057fdb8"/>
    </style:style>
    <style:style style:name="T17" style:family="text">
      <style:text-properties officeooo:rsid="005984a5"/>
    </style:style>
    <style:style style:name="T18" style:family="text">
      <style:text-properties officeooo:rsid="005a747f"/>
    </style:style>
    <style:style style:name="T19" style:family="text">
      <style:text-properties officeooo:rsid="005accd6"/>
    </style:style>
    <style:style style:name="T20" style:family="text">
      <style:text-properties officeooo:rsid="005c4e9f"/>
    </style:style>
    <style:style style:name="T21" style:family="text">
      <style:text-properties officeooo:rsid="005f874e"/>
    </style:style>
    <style:style style:name="T22" style:family="text">
      <style:text-properties officeooo:rsid="0061406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11">Tiffin</text:span> (<text:span text:style-name="T9">makes </text:span><text:span text:style-name="T11">12 </text:span><text:span text:style-name="T13">slices</text:span>; <text:span text:style-name="T10">3</text:span><text:span text:style-name="T11">0</text:span><text:span text:style-name="T9"> min </text:span><text:span text:style-name="T11">+ 2h to chill</text:span>)</text:h>
      <text:p text:style-name="P14"><text:span text:style-name="T7">You can substitute in any kind of dried fruit, biscuit, or fillings that you like </text:span><text:span text:style-name="T8">using the weight and volume of the recipe as a rough guide.</text:span></text:p>
      <text:p text:style-name="P13"/>
      <text:p text:style-name="P12"><text:span text:style-name="T1">For </text:span><text:span text:style-name="T2">the </text:span><text:span text:style-name="T4">m</text:span><text:span text:style-name="T5">elty</text:span></text:p>
      <text:p text:style-name="P1"/>
      <text:p text:style-name="P3"><text:span text:style-name="T16">330</text:span>g <text:span text:style-name="T11">dark chocolate</text:span></text:p>
      <text:p text:style-name="P6"><text:span text:style-name="T16">160</text:span>g butter (spreadable butter <text:span text:style-name="T14">is fine</text:span>)</text:p>
      <text:p text:style-name="P6"><text:span text:style-name="T16">85</text:span>g maple syrup (or golden syrup)</text:p>
      <text:p text:style-name="P6"/>
      <text:p text:style-name="P6"/>
      <text:p text:style-name="P6">Break or chop the chocolate into pieces (doesn’t have to be tiny).</text:p>
      <text:p text:style-name="P6"/>
      <text:p text:style-name="P6">Put all the ingredients into a glass bowl and place into/over a pan of simmering water to melt. Stir occasionally to blend the butter into the chocolate <text:span text:style-name="T16">and distribute the heat evenly</text:span>.</text:p>
      <text:p text:style-name="P6">Once things look mostly liquid <text:span text:style-name="T14">you can</text:span> stir to find the chocolate lumps and press them against the bottom or side of the bowl so they melt better, but a few small lumps remaining is fine.</text:p>
      <text:p text:style-name="P6"/>
      <text:p text:style-name="P6"><text:span text:style-name="T14">When it is</text:span> smooth, take the bowl off the heat and leave to cool for 10-15 minutes, while you prepare the <text:span text:style-name="T14">other </text:span>contents.</text:p>
      <text:p text:style-name="P7"/>
      <text:p text:style-name="P4"/>
      <text:p text:style-name="P12"><text:span text:style-name="T1">For </text:span><text:span text:style-name="T3">the </text:span><text:span text:style-name="T5">content</text:span><text:span text:style-name="T6">s</text:span></text:p>
      <text:p text:style-name="P5"/>
      <text:p text:style-name="P11"><text:span text:style-name="T21">1</text:span> tsp vanilla essence (optional)</text:p>
      <text:p text:style-name="P11"/>
      <text:p text:style-name="P6"><text:span text:style-name="T17">140</text:span>g digestive biscuits</text:p>
      <text:p text:style-name="P6"><text:span text:style-name="T17">65</text:span>g sultanas</text:p>
      <text:p text:style-name="P6">1<text:span text:style-name="T17">05</text:span>g snickers or equivalent chocolate bar</text:p>
      <text:p text:style-name="P6"/>
      <text:p text:style-name="P9">3<text:span text:style-name="T22">5</text:span>g chopped mixed nuts for topping</text:p>
      <text:p text:style-name="P2"/>
      <text:p text:style-name="P2"/>
      <text:p text:style-name="P6">Break up the biscuits and chop the chocolate bar <text:span text:style-name="T12">into roughly 1cm pieces.</text:span></text:p>
      <text:p text:style-name="P8"/>
      <text:p text:style-name="P9">Line a <text:span text:style-name="T17">9</text:span>”x<text:span text:style-name="T17">6</text:span>” dish with cling film, making sure that it lies flat against the dish and is pressed down so that there aren’t any pockets for the mixture to get stuck in. This size dish and volume of contents will make tiffin about <text:span text:style-name="T20">2</text:span>cm <text:span text:style-name="T15">tall</text:span>; adjust the size of dish if you prefer thicker or thinner slices.</text:p>
      <text:p text:style-name="P9"/>
      <text:p text:style-name="P10">Once the chocolate mixture and the bowl has cooled off, <text:span text:style-name="T17">stir in the vanilla essence.</text:span></text:p>
      <text:p text:style-name="P10"><text:span text:style-name="T17">P</text:span>our <text:span text:style-name="T17">the biscuits and sultanas in</text:span> and mix thoroughly, <text:span text:style-name="T17">then add the chocolate bar and mix again</text:span>.</text:p>
      <text:p text:style-name="P10"/>
      <text:p text:style-name="P10">Pour into the dish, and shake and/or pat it down with the spoon to remove bubbles and smooth the top off a bit.</text:p>
      <text:p text:style-name="P9"/>
      <text:p text:style-name="P9">Top with the nuts, <text:span text:style-name="T18">cover with another layer of cling film,</text:span> and leave to chill in the fridge for a couple of hours or overnight. <text:span text:style-name="T19">Once set,</text:span> cut into slices (a warm knife can hel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3-21T20:02:13.267631738</dc:date>
    <meta:editing-duration>PT3H26M33S</meta:editing-duration>
    <meta:editing-cycles>64</meta:editing-cycles>
    <meta:generator>LibreOffice/7.3.7.2$Linux_X86_64 LibreOffice_project/30$Build-2</meta:generator>
    <meta:document-statistic meta:table-count="0" meta:image-count="0" meta:object-count="0" meta:page-count="1" meta:paragraph-count="22" meta:word-count="344" meta:character-count="1850" meta:non-whitespace-character-count="1528"/>
  </office:meta>
</office:document-meta>
</file>